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92ca" officeooo:paragraph-rsid="001d92ca"/>
    </style:style>
    <style:style style:name="P2" style:family="paragraph" style:parent-style-name="Preformatted_20_Text">
      <style:text-properties officeooo:rsid="001ec737" officeooo:paragraph-rsid="001ec737"/>
    </style:style>
    <style:style style:name="P3" style:family="paragraph" style:parent-style-name="Preformatted_20_Text">
      <style:text-properties officeooo:rsid="0021c414" officeooo:paragraph-rsid="0021c414"/>
    </style:style>
    <style:style style:name="P4" style:family="paragraph" style:parent-style-name="Preformatted_20_Text">
      <style:text-properties officeooo:rsid="001ec737" officeooo:paragraph-rsid="0025b1c8"/>
    </style:style>
    <style:style style:name="P5" style:family="paragraph" style:parent-style-name="Preformatted_20_Text">
      <style:text-properties officeooo:rsid="001ec737" officeooo:paragraph-rsid="0027bcbb"/>
    </style:style>
    <style:style style:name="P6" style:family="paragraph" style:parent-style-name="Preformatted_20_Text">
      <style:text-properties officeooo:rsid="001ff0db" officeooo:paragraph-rsid="001ff0db"/>
    </style:style>
    <style:style style:name="T1" style:family="text">
      <style:text-properties officeooo:rsid="001a7df3"/>
    </style:style>
    <style:style style:name="T2" style:family="text">
      <style:text-properties officeooo:rsid="001dd0ac"/>
    </style:style>
    <style:style style:name="T3" style:family="text">
      <style:text-properties officeooo:rsid="001ec737"/>
    </style:style>
    <style:style style:name="T4" style:family="text">
      <style:text-properties officeooo:rsid="001ff0db"/>
    </style:style>
    <style:style style:name="T5" style:family="text">
      <style:text-properties officeooo:rsid="002215d8"/>
    </style:style>
    <style:style style:name="T6" style:family="text">
      <style:text-properties officeooo:rsid="00253e9c"/>
    </style:style>
    <style:style style:name="T7" style:family="text">
      <style:text-properties officeooo:rsid="0025b1c8"/>
    </style:style>
    <style:style style:name="T8" style:family="text">
      <style:text-properties officeooo:rsid="002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Proj 3C</text:p>
      <text:p text:style-name="Preformatted_20_Text">PRN generator in 3C reaction time tester uses EEPROM locations 0x1FF and 0X1FE</text:p>
      <text:p text:style-name="Preformatted_20_Text">Shift PORT_1 is also dod<text:span text:style-name="T1">g</text:span>y. <text:s/>See replacement project in UNO_V2 but check carefully on eeprom locations.</text:p>
      <text:p text:style-name="Preformatted_20_Text"/>
      <text:p text:style-name="Preformatted_20_Text"><text:span text:style-name="T1">Project </text:span>3G_Prime_numbers_plus <text:span text:style-name="T1">added to UNO_V2</text:span></text:p>
      <text:p text:style-name="Preformatted_20_Text"/>
      <text:p text:style-name="Preformatted_20_Text"/>
      <text:p text:style-name="P1">Check PRN generator carefully: They MUST all be the same.</text:p>
      <text:p text:style-name="Preformatted_20_Text"/>
      <text:p text:style-name="Preformatted_20_Text">4_binary_and_bit_operations/<text:span text:style-name="T2">Bit_ops_1 and 2 modified for UNO_V2</text:span></text:p>
      <text:p text:style-name="Preformatted_20_Text"/>
      <text:p text:style-name="Preformatted_20_Text"/>
      <text:p text:style-name="P2">Projects 5 and 6</text:p>
      <text:p text:style-name="P2"/>
      <text:p text:style-name="P2">5A_Integer_numbers<text:tab/><text:tab/>Factors</text:p>
      <text:p text:style-name="P2">5B_Prime_factors</text:p>
      <text:p text:style-name="P2">5C_Scientific_numbers<text:tab/><text:tab/>Repeatedly raise to power</text:p>
      <text:p text:style-name="P2">5D_Pie_estimator</text:p>
      <text:p text:style-name="P2">5E_e_power_series</text:p>
      <text:p text:style-name="P2"/>
      <text:p text:style-name="P5">6D_INT_to_display<text:tab/><text:tab/><text:span text:style-name="T8">Running arithmetic/geometric means</text:span></text:p>
      <text:p text:style-name="P4">6E_FPN_to_display<text:tab/><text:tab/><text:span text:style-name="T5">Repeated root then reverse process <text:s/>(tends towards 1) </text:span></text:p>
      <text:p text:style-name="P2">6F_FPN_from_IO<text:tab/><text:tab/>Convert to 1.abcd * 2^n <text:span text:style-name="T7">NOT done</text:span></text:p>
      <text:p text:style-name="P4">6G_INT_from_IO<text:tab/><text:tab/>Multiply up to limit then down again</text:p>
      <text:p text:style-name="P2"/>
      <text:p text:style-name="P2">Changes</text:p>
      <text:p text:style-name="P2"><text:span text:style-name="T4">5F</text:span><text:tab/>Calculate sine, cos and tan<text:tab/><text:span text:style-name="T4">Extra project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5T22:05:02.020000000</dc:date>
    <meta:editing-duration>PT1H34M15S</meta:editing-duration>
    <meta:editing-cycles>7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8" meta:word-count="104" meta:character-count="770" meta:non-whitespace-character-count="675"/>
  </office:meta>
</office:document-meta>
</file>